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169in" svg:y="2.9402in">
            <draw:object draw:notify-on-update-of-ranges="Sheet1.C2:Sheet1.C5 Sheet1.D1:Sheet1.D1 Sheet1.D2:Sheet1.D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709in" svg:y="6.9591in">
            <draw:object draw:notify-on-update-of-ranges="Sheet1.C8:Sheet1.C11 Sheet1.D7:Sheet1.D7 Sheet1.D8:Sheet1.D11 Sheet1.E7:Sheet1.E7 Sheet1.E8:Sheet1.E11 Sheet1.F7:Sheet1.F7 Sheet1.F8:Sheet1.F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3:Sheet1.C16 Sheet1.D12:Sheet1.D12 Sheet1.D13:Sheet1.D16 Sheet1.E12:Sheet1.E12 Sheet1.E13:Sheet1.E16 Sheet1.F12:Sheet1.F12 Sheet1.F13:Sheet1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A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0" calcext:value-type="float">
            <text:p>10000</text:p>
          </table:table-cell>
          <table:table-cell table:formula="of:=AVERAGE(0.5;0.5;0.25)" office:value-type="float" office:value="0.416666666666667" calcext:value-type="float">
            <text:p>0.4166666667</text:p>
          </table:table-cell>
          <table:table-cell table:formula="of:=(1+1+1)/3" office:value-type="float" office:value="1" calcext:value-type="float">
            <text:p>1</text:p>
          </table:table-cell>
          <table:table-cell table:formula="of:=(1+1+1)/3" office:value-type="float" office:value="1" calcext:value-type="float">
            <text:p>1</text:p>
          </table:table-cell>
          <table:table-cell table:formula="of:=(0+0+0)/3" office:value-type="float" office:value="0" calcext:value-type="float">
            <text:p>0</text:p>
          </table:table-cell>
          <table:table-cell table:formula="of:=(1+1+1)/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200000" calcext:value-type="float">
            <text:p>200000</text:p>
          </table:table-cell>
          <table:table-cell table:style-name="ce2" table:formula="of:=AVERAGE(0.5; 0.5; 0.75)" office:value-type="float" office:value="0.583333333333333" calcext:value-type="float">
            <text:p>0.58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0; 0; 0)" office:value-type="float" office:value="0" calcext:value-type="float">
            <text:p>0</text:p>
          </table:table-cell>
          <table:table-cell table:formula="of:=AVERAGE(1; 1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0.25; 0.75; 0.5)" office:value-type="float" office:value="0.5" calcext:value-type="float">
            <text:p>0.5</text:p>
          </table:table-cell>
          <table:table-cell table:formula="of:=AVERAGE(1; 3; 1)" office:value-type="float" office:value="1.66666666666667" calcext:value-type="float">
            <text:p>1.6666666667</text:p>
          </table:table-cell>
          <table:table-cell table:formula="of:=AVERAGE(1; 3; 1)" office:value-type="float" office:value="1.66666666666667" calcext:value-type="float">
            <text:p>1.6666666667</text:p>
          </table:table-cell>
          <table:table-cell table:formula="of:=AVERAGE(0;0;0)" office:value-type="float" office:value="0" calcext:value-type="float">
            <text:p>0</text:p>
          </table:table-cell>
          <table:table-cell table:formula="of:=AVERAGE(1;3;1)" office:value-type="float" office:value="1.66666666666667" calcext:value-type="float">
            <text:p>1.6666666667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.25; 0.75; 0.25)" office:value-type="float" office:value="0.75" calcext:value-type="float">
            <text:p>0.75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1; 0; 0)" office:value-type="float" office:value="0.333333333333333" calcext:value-type="float">
            <text:p>0.3333333333</text:p>
          </table:table-cell>
          <table:table-cell table:formula="of:=AVERAGE(2; 2; 1)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0" calcext:value-type="float">
            <text:p>10000</text:p>
          </table:table-cell>
          <table:table-cell table:formula="of:=AVERAGE(813.567578319244;650.131305044035;650.131305044035)" office:value-type="float" office:value="704.610062802438" calcext:value-type="float">
            <text:p>704.6100628024</text:p>
          </table:table-cell>
          <table:table-cell table:formula="of:=AVERAGE(2235;1616;1363)" office:value-type="float" office:value="1738" calcext:value-type="float">
            <text:p>1738</text:p>
          </table:table-cell>
          <table:table-cell table:formula="of:=AVERAGE(12727;10575;10871)" office:value-type="float" office:value="11391" calcext:value-type="float">
            <text:p>11391</text:p>
          </table:table-cell>
          <table:table-cell table:formula="of:=AVERAGE(23;22;25)" office:value-type="float" office:value="23.3333333333333" calcext:value-type="float">
            <text:p>23.3333333333</text:p>
          </table:table-cell>
          <table:table-cell table:formula="of:=AVERAGE(146047;156031;53695)" office:value-type="float" office:value="118591" calcext:value-type="float">
            <text:p>118591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 table:formula="of:=AVERAGE(3935.50582031639; 2777.94507917418; 2204.41406092395)" office:value-type="float" office:value="2972.62165347151" calcext:value-type="float">
            <text:p>2972.6216534715</text:p>
          </table:table-cell>
          <table:table-cell table:formula="of:=AVERAGE(18527; 12295; 9591)" office:value-type="float" office:value="13471" calcext:value-type="float">
            <text:p>13471</text:p>
          </table:table-cell>
          <table:table-cell table:formula="of:=AVERAGE(52223; 46399; 40671)" office:value-type="float" office:value="46431" calcext:value-type="float">
            <text:p>46431</text:p>
          </table:table-cell>
          <table:table-cell table:formula="of:=AVERAGE(23; 22; 24)" office:value-type="float" office:value="23" calcext:value-type="float">
            <text:p>23</text:p>
          </table:table-cell>
          <table:table-cell table:formula="of:=AVERAGE(153599; 140415; 146303)" office:value-type="float" office:value="146772.333333333" calcext:value-type="float">
            <text:p>146772.333333333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 table:formula="of:=AVERAGE(1869.4325893304; 1812.47345839154; 1813.8147926037)" office:value-type="float" office:value="1831.90694677521" calcext:value-type="float">
            <text:p>1831.9069467752</text:p>
          </table:table-cell>
          <table:table-cell table:formula="of:=AVERAGE(5603; 5499; 5447)" office:value-type="float" office:value="5516.33333333333" calcext:value-type="float">
            <text:p>5516.3333333333</text:p>
          </table:table-cell>
          <table:table-cell table:formula="of:=AVERAGE(33663; 37343;36351)" office:value-type="float" office:value="35785.6666666667" calcext:value-type="float">
            <text:p>35785.6666666667</text:p>
          </table:table-cell>
          <table:table-cell table:formula="of:=AVERAGE(23; 23; 22)" office:value-type="float" office:value="22.6666666666667" calcext:value-type="float">
            <text:p>22.6666666667</text:p>
          </table:table-cell>
          <table:table-cell table:formula="of:=AVERAGE(140927; 124223; 147199)" office:value-type="float" office:value="137449.666666667" calcext:value-type="float">
            <text:p>137449.666666667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 table:formula="of:=AVERAGE(1937.4085129906; 1852.37927170868; 2138.73123620309)" office:value-type="float" office:value="1976.17300696746" calcext:value-type="float">
            <text:p>1976.1730069675</text:p>
          </table:table-cell>
          <table:table-cell table:formula="of:=AVERAGE(5867; 5579; 6487)" office:value-type="float" office:value="5977.66666666667" calcext:value-type="float">
            <text:p>5977.6666666667</text:p>
          </table:table-cell>
          <table:table-cell table:formula="of:=AVERAGE(34303; 34943; 43551)" office:value-type="float" office:value="37599" calcext:value-type="float">
            <text:p>37599</text:p>
          </table:table-cell>
          <table:table-cell table:formula="of:=AVERAGE(26; 26; 27)" office:value-type="float" office:value="26.3333333333333" calcext:value-type="float">
            <text:p>26.3333333333</text:p>
          </table:table-cell>
          <table:table-cell table:formula="of:=AVERAGE(78783; 73983; 90623)" office:value-type="float" office:value="81129.6666666667" calcext:value-type="float">
            <text:p>81129.66666666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0" calcext:value-type="float">
            <text:p>10000</text:p>
          </table:table-cell>
          <table:table-cell table:formula="of:=AVERAGE(1282.46958270488;981.014388489209;1053.21782985227)" office:value-type="float" office:value="1105.56726701545" calcext:value-type="float">
            <text:p>1105.5672670155</text:p>
          </table:table-cell>
          <table:table-cell table:formula="of:=AVERAGE(4519;3703;3857)" office:value-type="float" office:value="4026.33333333333" calcext:value-type="float">
            <text:p>4026.3333333333</text:p>
          </table:table-cell>
          <table:table-cell table:formula="of:=AVERAGE(14671;12327;14295)" office:value-type="float" office:value="13764.3333333333" calcext:value-type="float">
            <text:p>13764.3333333333</text:p>
          </table:table-cell>
          <table:table-cell table:formula="of:=AVERAGE(58;61;71)" office:value-type="float" office:value="63.3333333333333" calcext:value-type="float">
            <text:p>63.3333333333</text:p>
          </table:table-cell>
          <table:table-cell table:formula="of:=AVERAGE(146431;151039;92479)" office:value-type="float" office:value="129983" calcext:value-type="float">
            <text:p>129983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 table:formula="of:=AVERAGE(4496.55241732838; 3255.78297744961; 2784.02895102122)" office:value-type="float" office:value="3512.12144859974" calcext:value-type="float">
            <text:p>3512.1214485997</text:p>
          </table:table-cell>
          <table:table-cell table:formula="of:=AVERAGE(19967; 12975; 10967)" office:value-type="float" office:value="14636.3333333333" calcext:value-type="float">
            <text:p>14636.3333333333</text:p>
          </table:table-cell>
          <table:table-cell table:formula="of:=AVERAGE(52575; 48863; 40543)" office:value-type="float" office:value="47327" calcext:value-type="float">
            <text:p>47327</text:p>
          </table:table-cell>
          <table:table-cell table:formula="of:=AVERAGE(60; 58; 57)" office:value-type="float" office:value="58.3333333333333" calcext:value-type="float">
            <text:p>58.3333333333</text:p>
          </table:table-cell>
          <table:table-cell table:formula="of:=AVERAGE(169855; 142079; 156543)" office:value-type="float" office:value="156159" calcext:value-type="float">
            <text:p>156159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 table:formula="of:=AVERAGE(2356.06144469977;2339.60372820204;  2353.40140070035)" office:value-type="float" office:value="2349.68885786739" calcext:value-type="float">
            <text:p>2349.6888578674</text:p>
          </table:table-cell>
          <table:table-cell table:formula="of:=AVERAGE(7027; 7263; 6739)" office:value-type="float" office:value="7009.66666666667" calcext:value-type="float">
            <text:p>7009.6666666667</text:p>
          </table:table-cell>
          <table:table-cell table:formula="of:=AVERAGE(35839; 36831; 38463)" office:value-type="float" office:value="37044.3333333333" calcext:value-type="float">
            <text:p>37044.3333333333</text:p>
          </table:table-cell>
          <table:table-cell table:formula="of:=AVERAGE(61; 63; 60)" office:value-type="float" office:value="61.3333333333333" calcext:value-type="float">
            <text:p>61.3333333333</text:p>
          </table:table-cell>
          <table:table-cell table:formula="of:=AVERAGE(141311; 110719; 135807)" office:value-type="float" office:value="129279" calcext:value-type="float">
            <text:p>129279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 table:formula="of:=AVERAGE(2741.05291576674; 2529.60550458716; 2654.48847667229)" office:value-type="float" office:value="2641.71563234206" calcext:value-type="float">
            <text:p>2641.7156323421</text:p>
          </table:table-cell>
          <table:table-cell table:formula="of:=AVERAGE(7587; 7443; 8179)" office:value-type="float" office:value="7736.33333333333" calcext:value-type="float">
            <text:p>7736.3333333333</text:p>
          </table:table-cell>
          <table:table-cell table:formula="of:=AVERAGE(41215; 40831; 41279)" office:value-type="float" office:value="41108.3333333333" calcext:value-type="float">
            <text:p>41108.3333333333</text:p>
          </table:table-cell>
          <table:table-cell table:formula="of:=AVERAGE(67; 68; 64)" office:value-type="float" office:value="66.3333333333333" calcext:value-type="float">
            <text:p>66.3333333333</text:p>
          </table:table-cell>
          <table:table-cell table:formula="of:=AVERAGE(114175; 83007; 143743)" office:value-type="float" office:value="113641.666666667" calcext:value-type="float">
            <text:p>113641.666666667</text:p>
          </table:table-cell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3:44:08.346515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5-25T14:10:33.504539341</dc:date>
    <meta:editing-duration>PT6H18M14S</meta:editing-duration>
    <meta:editing-cycles>106</meta:editing-cycles>
    <meta:generator>LibreOffice/4.2.8.2$Linux_X86_64 LibreOffice_project/420m0$Build-2</meta:generator>
    <meta:document-statistic meta:table-count="1" meta:cell-count="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6cm" chart:style-name="ch2">
          <text:p>1G, Workload A, Cleanup Stage</text:p>
        </chart:title>
        <chart:legend chart:legend-position="end" svg:x="13.04cm" svg:y="4.267cm" style:legend-expansion="high" chart:style-name="ch3"/>
        <chart:plot-area chart:style-name="ch4" table:cell-range-address="Sheet1.C1:Sheet1.F5" chart:data-source-has-labels="both" svg:x="1.33cm" svg:y="1.345cm" svg:width="11.391cm" svg:height="7.6cm">
          <chartooo:coordinate-region svg:x="2.057cm" svg:y="1.544cm" svg:width="9.921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5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5" chart:label-cell-address="Sheet1.D1:Sheet1.D1" chart:class="chart:line">
            <chart:data-point chart:repeated="4"/>
          </chart:series>
          <chart:series chart:style-name="ch10" chart:values-cell-range-address="Sheet1.E2:Sheet1.E5" chart:label-cell-address="Sheet1.E1:Sheet1.E1" chart:class="chart:line">
            <chart:data-point chart:repeated="4"/>
          </chart:series>
          <chart:series chart:style-name="ch11" chart:values-cell-range-address="Sheet1.F2:Sheet1.F5" chart:label-cell-address="Sheet1.F1:Sheet1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2:Sheet1.C5</svg:desc>
                </draw:g>
              </table:table-cell>
              <table:table-cell office:value-type="float" office:value="0.416666666666667">
                <text:p>0.416666666666667</text:p>
                <draw:g>
                  <svg:desc>Sheet1.D2:Sheet1.D5</svg:desc>
                </draw:g>
              </table:table-cell>
              <table:table-cell office:value-type="float" office:value="1">
                <text:p>1</text:p>
                <draw:g>
                  <svg:desc>Sheet1.E2:Sheet1.E5</svg:desc>
                </draw:g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">
                <text:p>0.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5">
                <text:p>0.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111cm" svg:y="0.316cm" chart:style-name="ch2">
          <text:p>1G, Workload A, Read stage</text:p>
        </chart:title>
        <chart:legend chart:legend-position="end" svg:x="13.04cm" svg:y="3.709cm" style:legend-expansion="high" chart:style-name="ch3"/>
        <chart:plot-area chart:style-name="ch4" table:cell-range-address="Sheet1.C7:Sheet1.F11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8:Sheet1.C11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8:Sheet1.D11" chart:label-cell-address="Sheet1.D7:Sheet1.D7" chart:class="chart:line">
            <chart:data-point chart:repeated="4"/>
          </chart:series>
          <chart:series chart:style-name="ch10" chart:values-cell-range-address="Sheet1.E8:Sheet1.E11" chart:label-cell-address="Sheet1.E7:Sheet1.E7" chart:class="chart:line">
            <chart:data-point chart:repeated="4"/>
          </chart:series>
          <chart:series chart:style-name="ch11" chart:values-cell-range-address="Sheet1.F8:Sheet1.F11" chart:label-cell-address="Sheet1.F7:Sheet1.F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7:Sheet1.D7</svg:desc>
                </draw:g>
              </table:table-cell>
              <table:table-cell office:value-type="string">
                <text:p>95 percent</text:p>
                <draw:g>
                  <svg:desc>Sheet1.E7:Sheet1.E7</svg:desc>
                </draw:g>
              </table:table-cell>
              <table:table-cell office:value-type="string">
                <text:p>99 percen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8:Sheet1.C11</svg:desc>
                </draw:g>
              </table:table-cell>
              <table:table-cell office:value-type="float" office:value="704.610062802438">
                <text:p>704.610062802438</text:p>
                <draw:g>
                  <svg:desc>Sheet1.D8:Sheet1.D11</svg:desc>
                </draw:g>
              </table:table-cell>
              <table:table-cell office:value-type="float" office:value="1738">
                <text:p>1738</text:p>
                <draw:g>
                  <svg:desc>Sheet1.E8:Sheet1.E11</svg:desc>
                </draw:g>
              </table:table-cell>
              <table:table-cell office:value-type="float" office:value="11391">
                <text:p>11391</text:p>
                <draw:g>
                  <svg:desc>Sheet1.F8:Sheet1.F1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972.62165347151">
                <text:p>2972.62165347151</text:p>
              </table:table-cell>
              <table:table-cell office:value-type="float" office:value="13471">
                <text:p>13471</text:p>
              </table:table-cell>
              <table:table-cell office:value-type="float" office:value="46431">
                <text:p>464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31.90694677521">
                <text:p>1831.90694677521</text:p>
              </table:table-cell>
              <table:table-cell office:value-type="float" office:value="5516.33333333333">
                <text:p>5516.33333333333</text:p>
              </table:table-cell>
              <table:table-cell office:value-type="float" office:value="35785.6666666667">
                <text:p>35785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976.17300696746">
                <text:p>1976.17300696746</text:p>
              </table:table-cell>
              <table:table-cell office:value-type="float" office:value="5977.66666666667">
                <text:p>5977.66666666667</text:p>
              </table:table-cell>
              <table:table-cell office:value-type="float" office:value="37599">
                <text:p>37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926cm" svg:y="0.316cm" chart:style-name="ch2">
          <text:p>1G, Workload A, Update stage</text:p>
        </chart:title>
        <chart:legend chart:legend-position="end" svg:x="13.04cm" svg:y="3.709cm" style:legend-expansion="high" chart:style-name="ch3"/>
        <chart:plot-area chart:style-name="ch4" table:cell-range-address="Sheet1.C12:Sheet1.F16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3:Sheet1.C16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3:Sheet1.D16" chart:label-cell-address="Sheet1.D12:Sheet1.D12" chart:class="chart:line">
            <chart:data-point chart:repeated="4"/>
          </chart:series>
          <chart:series chart:style-name="ch10" chart:values-cell-range-address="Sheet1.E13:Sheet1.E16" chart:label-cell-address="Sheet1.E12:Sheet1.E12" chart:class="chart:line">
            <chart:data-point chart:repeated="4"/>
          </chart:series>
          <chart:series chart:style-name="ch11" chart:values-cell-range-address="Sheet1.F13:Sheet1.F16" chart:label-cell-address="Sheet1.F12:Sheet1.F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2:Sheet1.D12</svg:desc>
                </draw:g>
              </table:table-cell>
              <table:table-cell office:value-type="string">
                <text:p>95 percent</text:p>
                <draw:g>
                  <svg:desc>Sheet1.E12:Sheet1.E12</svg:desc>
                </draw:g>
              </table:table-cell>
              <table:table-cell office:value-type="string">
                <text:p>99 percent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13:Sheet1.C16</svg:desc>
                </draw:g>
              </table:table-cell>
              <table:table-cell office:value-type="float" office:value="1105.56726701545">
                <text:p>1105.56726701545</text:p>
                <draw:g>
                  <svg:desc>Sheet1.D13:Sheet1.D16</svg:desc>
                </draw:g>
              </table:table-cell>
              <table:table-cell office:value-type="float" office:value="4026.33333333333">
                <text:p>4026.33333333333</text:p>
                <draw:g>
                  <svg:desc>Sheet1.E13:Sheet1.E16</svg:desc>
                </draw:g>
              </table:table-cell>
              <table:table-cell office:value-type="float" office:value="13764.3333333333">
                <text:p>13764.3333333333</text:p>
                <draw:g>
                  <svg:desc>Sheet1.F13:Sheet1.F16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512.12144859974">
                <text:p>3512.12144859974</text:p>
              </table:table-cell>
              <table:table-cell office:value-type="float" office:value="14636.3333333333">
                <text:p>14636.3333333333</text:p>
              </table:table-cell>
              <table:table-cell office:value-type="float" office:value="47327">
                <text:p>473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49.68885786739">
                <text:p>2349.68885786739</text:p>
              </table:table-cell>
              <table:table-cell office:value-type="float" office:value="7009.66666666667">
                <text:p>7009.66666666667</text:p>
              </table:table-cell>
              <table:table-cell office:value-type="float" office:value="37044.3333333333">
                <text:p>37044.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641.71563234206">
                <text:p>2641.71563234206</text:p>
              </table:table-cell>
              <table:table-cell office:value-type="float" office:value="7736.33333333333">
                <text:p>7736.33333333333</text:p>
              </table:table-cell>
              <table:table-cell office:value-type="float" office:value="41108.3333333333">
                <text:p>41108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